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203cc" officeooo:paragraph-rsid="001203cc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203cc" officeooo:paragraph-rsid="001203cc"/>
    </style:style>
    <style:style style:name="P5" style:family="paragraph" style:parent-style-name="Text_20_body" style:list-style-name="L2">
      <style:text-properties officeooo:rsid="001203cc" officeooo:paragraph-rsid="001203cc"/>
    </style:style>
    <style:style style:name="P6" style:family="paragraph" style:parent-style-name="Text_20_body">
      <style:text-properties style:font-name="Times New Roman" fo:font-size="14pt" fo:language="id" fo:country="ID" officeooo:rsid="001203cc" officeooo:paragraph-rsid="001203cc"/>
    </style:style>
    <style:style style:name="P7" style:family="paragraph" style:parent-style-name="Text_20_body" style:list-style-name="L2"/>
    <style:style style:name="P8" style:family="paragraph" style:parent-style-name="Text_20_body">
      <style:text-properties fo:font-size="18pt" fo:font-weight="bold" officeooo:rsid="001203cc" officeooo:paragraph-rsid="001203cc" style:font-size-asian="18pt" style:font-weight-asian="bold" style:font-size-complex="18pt" style:font-weight-complex="bold"/>
    </style:style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style:font-name="Times New Roman" fo:font-size="14pt" fo:language="id" fo:country="ID"/>
    </style:style>
    <style:style style:name="T2" style:family="text">
      <style:text-properties style:font-name="Times New Roman" fo:font-size="14pt" fo:language="id" fo:country="ID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Risiko Efek Samping</text:span></text:h>
      <text:p text:style-name="Text_20_body">Vitamin A aman jika dikonsumsi sesuai kebutuhan. Dosis asupan vitamin A yang lebih tinggi diberikan jika seseorang mengalami defisiensi atau kekurangan. Namun, harus selalu berdasarkan rekomendasi dokter.</text:p>
      <text:p text:style-name="Text_20_body">Beberapa risiko dari vitamin A, antara lain :</text:p>
      <text:list xml:id="list5719404697871072552" text:style-name="L1">
        <text:list-item>
          <text:p text:style-name="P9">Menyebabkan keracunan dengan gejala pusing, muntah, <text:a xlink:type="simple" xlink:href="http://www.alodokter.com/ada-delapan-penyebab-kulit-kering" office:target-frame-name="_blank" xlink:show="new">kulit kering</text:a>, dan <text:a xlink:type="simple" xlink:href="http://www.alodokter.com/nyeri-sendi" office:target-frame-name="_blank" xlink:show="new">nyeri sendi</text:a>. </text:p>
        </text:list-item>
        <text:list-item>
          <text:p text:style-name="P9">Memengaruhi kinerja obat lain, misalnya obat pengencer darah, <text:a xlink:type="simple" xlink:href="http://www.alodokter.com/preferensi-tepat-menghilangkan-jerawat" office:target-frame-name="_blank" xlink:show="new">obat jerawat</text:a>, <text:a xlink:type="simple" xlink:href="http://www.alodokter.com/ingin-tahu-efek-samping-pil-kb" office:target-frame-name="_blank" xlink:show="new">pil KB</text:a>, dan pengobatan kanker. </text:p>
        </text:list-item>
        <text:list-item>
          <text:p text:style-name="P3">Konsumsi vitamin A secara berlebihan dikaitkan dengan gangguan hati, menurunnya kepadatan tulang serta kelainan pada bayi. </text:p>
        </text:list-item>
      </text:list>
      <text:p text:style-name="Text_20_body">Selain itu, bagi Anda yang memiliki penyakit hati atau ginjal, sebaiknya menghindari konsumsi suplemen vitamin A jika tidak direkomendasikan dokter.</text:p>
      <text:p text:style-name="Text_20_body">Jangan sembarangan mengonsumsi suplemen tambahan, termasuk vitamin A. Kebutuhan akan manfaat vitamin A umumnya dapat tercukupi melalui pola makan seimbang. Selalu konsultasikan dengan dokter terlebih dahulu mengenai perlu atau tidaknya mengonsumsi suplemen tambahan vitamin A.</text:p>
      <text:p text:style-name="P4"><text:a xlink:type="simple" xlink:href="http://www.alodokter.com/melihat-lebih-jauh-tentang-manfaat-vitamin-a">http://www.alodokter.com/melihat-lebih-jauh-tentang-manfaat-vitamin-a</text:a></text:p>
      <text:p text:style-name="P4"/>
      <text:p text:style-name="P8">Manfaat dari Vitamin A</text:p>
      <text:p text:style-name="P6">Vitamin C, zat yang ada di buah dan sayur, yang memiliki banyak sekali manfaat. Baik manfaat kesehatan maupun kecantikan. Mungkin sebagian dari kamu tahu bahwa vitamin c sangat diperlukan untuk mengobati panas dalam dan sariawan. Namun ternyata manfaat dari vitamin C bukan hanya itu loh. Yuk baca lebih lanjut mengenai manfaat vitamin yang biasanya berada di buah-buahan yang memiliki rasa asam ini.</text:p>
      <text:list xml:id="list6176389746595168401" text:style-name="L2">
        <text:list-item>
          <text:p text:style-name="P10"><text:span text:style-name="T2">Pulihkan Luka</text:span><text:span text:style-name="T1"><text:line-break/>Vitamin C pada blueberry dan brokoli berguna sekali dalam penyembuhan luka, karena vitamin C berfungsi mampu menciptakan jaringan parut dan ligament untuk menutup luka serta pemulihan lebih cepat.</text:span> </text:p>
        </text:list-item>
        <text:list-item>
          <text:p text:style-name="P10"><text:span text:style-name="T2">Menyembuhkan Flu</text:span><text:span text:style-name="T1"><text:line-break/>Kandungan nutrisi termasuk vitamin C yang terdapat pada buah jeruk dan juga buah berry mampu menyembuhkan pilek, ini dibuktikan oleh beberapa penelitian yang mengungkapkan bahwa vitamin C mampu mencegah pilek menjadi komplikasi yang lebih serius misalnya sampai terjadi infeksi paru paru.</text:span> </text:p>
        </text:list-item>
        <text:list-item>
          <text:p text:style-name="P7"><text:span text:style-name="T2">Perkuat Gigi dan Mulut</text:span><text:span text:style-name="T1"><text:line-break/></text:span><text:soft-page-break/><text:span text:style-name="T1">Vitamin C juga mampu menjaga kekuatan gigi, bahkan sangat efektif untuk menghambat pertumbuhan plak pada gigi. Kamu bisa mengambil sumber vitamin C pada buah jambu biji dan paprika merah untuk mengurangi peradangan gusi.</text:span> </text:p>
          <text:p text:style-name="P5"><text:a xlink:type="simple" xlink:href="http://zact.id/vitamin-c-dan-manfaatnya-kehidupan-sehari-hari.html">http://zact.id/vitamin-c-dan-manfaatnya-kehidupan-sehari-hari.html</text:a></text:p>
        </text:list-item>
      </text:list>
      <text:p text:style-name="P4"/>
      <text:p text:style-name="P8">Faktor Menarik dari Vitamin A</text:p>
      <text:p text:style-name="P2">Fakta 1 : Vitamin A merupakan salah satu jenis vitamin larut dalam lemak yang berperan penting dalam pembentukan sistem penglihatan yang baik</text:p>
      <text:p text:style-name="P1"/>
      <text:p text:style-name="P1">Fakta 2 : Vitamin A banyak ditemukan pada wortel, minyak ikan, susu, keju, dan hati. Rumus kimia untuk Vitamin A adalah C20H30O</text:p>
      <text:p text:style-name="P1"/>
      <text:p text:style-name="P1">Fakta 3 : Vitamin A banyak berperan dalam pembentukan indra penglihatan bagi manusia</text:p>
      <text:p text:style-name="P1"/>
      <text:p text:style-name="P1">Fakta 4 : Kekurangan vitamin A di dalam tubuh seringkali berakibat fatal pada organ penglihatan</text:p>
      <text:p text:style-name="P1"/>
      <text:p text:style-name="P1">Fakta 5 : Vitamin A juga dapat melindungi tubuh dari infeksi organisme asing, seperti bakteri patogen</text:p>
      <text:p text:style-name="P1"/>
      <text:p text:style-name="P1">Fakta 6 : Bila kekurangan vitamin ini maka tubuh dapat mengalami gangguan pernapasan kerabunan dan bahkan kebutaan, sedangkan kelebihan asupan vitamin A dapat menyebabkan mual, sakit kepala, nyeri sendi, iritasi, dan kerontokkan rambut.</text:p>
      <text:p text:style-name="P1"/>
      <text:p text:style-name="P1">Fakta 7 : Sumber : serelia (gandum, jagung kuning), umbi-umbian (ubi kuning, ubi jaiar merah, ubi rambat merah), biji-bijian (kacang merah, kacang ercis), sayuran (bakung, bayam, daun talas, daun genjer, daun jambu biji, daun jambu mete/daun kacang panjang, kacang panjang, rumput laut, sawi, wortel), buah-buahan (apel, mangga, pepaya, pisang), hewani (daging bebek, ayam, ginjal domba, hati sapi, hati ayam, sosis hati, berbagai jenis ikan seperti Baronang, gabus, sunu, tongkol, cakalang).</text:p>
      <text:p text:style-name="P4"/>
      <text:p text:style-name="P4"><text:a xlink:type="simple" xlink:href="https://indrasmansamapin.blogspot.co.id/2014/11/jenis-vitamin-sumber-dan-manfaatnya.html">https://indrasmansamapin.blogspot.co.id/2014/11/jenis-vitamin-sumber-dan-manfaatnya.html</text:a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kom </meta:initial-creator>
    <meta:creation-date>2018-02-21T11:12:06.901627550</meta:creation-date>
    <dc:date>2018-02-21T11:20:49.790380760</dc:date>
    <dc:creator>labkom </dc:creator>
    <meta:editing-duration>P0D</meta:editing-duration>
    <meta:editing-cycles>1</meta:editing-cycles>
    <meta:document-statistic meta:table-count="0" meta:image-count="0" meta:object-count="0" meta:page-count="2" meta:paragraph-count="24" meta:word-count="516" meta:character-count="3725" meta:non-whitespace-character-count="3233"/>
    <meta:generator>LibreOffice/4.2.8.2$Linux_X86_64 LibreOffice_project/420m0$Build-2</meta:generator>
  </office:meta>
</office:document-meta>
</file>